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style:font-name="Liberation Serif" fo:font-size="12pt" style:font-size-asian="12pt" style:font-size-complex="12pt"/>
    </style:style>
    <style:style style:name="P2" style:family="paragraph" style:parent-style-name="Standard">
      <style:paragraph-properties fo:line-height="150%" fo:text-align="center" style:justify-single-word="false"/>
      <style:text-properties style:font-name="Liberation Serif" fo:font-size="12pt" officeooo:paragraph-rsid="00135b97" style:font-size-asian="12pt" style:font-size-complex="12pt"/>
    </style:style>
    <style:style style:name="P3" style:family="paragraph" style:parent-style-name="Standard">
      <style:paragraph-properties fo:line-height="150%" fo:text-align="center" style:justify-single-word="false"/>
      <style:text-properties style:font-name="Liberation Serif" fo:font-size="12pt" officeooo:paragraph-rsid="001fb076" style:font-size-asian="12pt" style:font-size-complex="12pt"/>
    </style:style>
    <style:style style:name="P4" style:family="paragraph" style:parent-style-name="Standard">
      <style:paragraph-properties fo:line-height="150%" fo:text-align="justify" style:justify-single-word="false"/>
      <style:text-properties style:font-name="Liberation Serif" fo:font-size="12pt" officeooo:paragraph-rsid="00135b97" style:font-size-asian="12pt" style:font-size-complex="12pt"/>
    </style:style>
    <style:style style:name="P5"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6" style:family="paragraph" style:parent-style-name="Standard">
      <style:paragraph-properties fo:line-height="150%" fo:text-align="justify" style:justify-single-word="false"/>
      <style:text-properties style:font-name="Liberation Serif" fo:font-size="12pt" officeooo:paragraph-rsid="001fb076" style:font-size-asian="12pt" style:font-size-complex="12pt"/>
    </style:style>
    <style:style style:name="P7" style:family="paragraph" style:parent-style-name="Standard">
      <style:paragraph-properties fo:line-height="150%" fo:text-align="justify" style:justify-single-word="false"/>
      <style:text-properties style:font-name="Liberation Serif"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Liberation Serif" fo:font-size="12pt" fo:font-weight="bold" officeooo:paragraph-rsid="001fb076" style:font-size-asian="12pt" style:font-weight-asian="bold" style:font-size-complex="12pt" style:font-weight-complex="bold"/>
    </style:style>
    <style:style style:name="P9" style:family="paragraph" style:parent-style-name="Standard">
      <style:paragraph-properties fo:line-height="150%" fo:text-align="justify" style:justify-single-word="false"/>
      <style:text-properties style:font-name="Liberation Serif" fo:font-size="12pt" fo:font-weight="bold" officeooo:paragraph-rsid="00135b97" style:font-size-asian="12pt" style:font-weight-asian="bold" style:font-size-complex="12pt" style:font-weight-complex="bold"/>
    </style:style>
    <style:style style:name="P10" style:family="paragraph" style:parent-style-name="Standard">
      <style:paragraph-properties fo:line-height="150%" fo:text-align="center" style:justify-single-word="false"/>
      <style:text-properties style:font-name="Liberation Serif" fo:font-size="14pt" fo:font-weight="bold" style:font-size-asian="14pt" style:font-weight-asian="bold" style:font-size-complex="14pt" style:font-weight-complex="bold"/>
    </style:style>
    <style:style style:name="P11" style:family="paragraph" style:parent-style-name="Standard">
      <style:paragraph-properties fo:line-height="150%" fo:text-align="center" style:justify-single-word="false"/>
      <style:text-properties style:font-name="Liberation Serif" fo:font-size="14pt" fo:font-weight="bold" officeooo:paragraph-rsid="001fb076" style:font-size-asian="14pt" style:font-weight-asian="bold" style:font-size-complex="14pt" style:font-weight-complex="bold"/>
    </style:style>
    <style:style style:name="P12" style:family="paragraph" style:parent-style-name="Standard" style:list-style-name="List_20_1">
      <style:paragraph-properties fo:line-height="150%" fo:text-align="justify" style:justify-single-word="false"/>
      <style:text-properties style:font-name="Liberation Serif" fo:font-size="12pt" fo:font-weight="normal" officeooo:paragraph-rsid="00135b97" style:font-size-asian="12pt" style:font-weight-asian="normal" style:font-size-complex="12pt" style:font-weight-complex="normal"/>
    </style:style>
    <style:style style:name="P13" style:family="paragraph" style:parent-style-name="Standard" style:list-style-name="List_20_1">
      <style:paragraph-properties fo:line-height="150%" fo:text-align="justify" style:justify-single-word="false"/>
      <style:text-properties style:font-name="Liberation Serif" fo:font-size="12pt" fo:font-weight="normal" officeooo:paragraph-rsid="001fb076" style:font-size-asian="12pt" style:font-weight-asian="normal" style:font-size-complex="12pt" style:font-weight-complex="normal"/>
    </style:style>
    <style:style style:name="P14" style:family="paragraph" style:parent-style-name="Standard" style:list-style-name="List_20_1">
      <style:paragraph-properties fo:line-height="150%" fo:text-align="justify" style:justify-single-word="false"/>
      <style:text-properties style:font-name="Liberation Serif" fo:font-size="12pt" officeooo:paragraph-rsid="00150ee2" style:font-size-asian="12pt" style:font-size-complex="12pt"/>
    </style:style>
    <style:style style:name="P15" style:family="paragraph" style:parent-style-name="Standard" style:list-style-name="List_20_1">
      <style:paragraph-properties fo:line-height="150%" fo:text-align="justify" style:justify-single-word="false"/>
      <style:text-properties style:font-name="Liberation Serif" fo:font-size="12pt" officeooo:paragraph-rsid="001fb076" style:font-size-asian="12pt" style:font-size-complex="12pt"/>
    </style:style>
    <style:style style:name="P16" style:family="paragraph" style:parent-style-name="Standard">
      <style:paragraph-properties fo:line-height="150%" fo:text-align="justify" style:justify-single-word="false"/>
      <style:text-properties style:font-name="Liberation Serif" fo:font-size="12pt" style:font-size-asian="12pt" style:font-size-complex="12pt"/>
    </style:style>
    <style:style style:name="P17" style:family="paragraph" style:parent-style-name="Standard">
      <style:paragraph-properties fo:line-height="115%"/>
      <style:text-properties style:font-name="Liberation Serif" fo:font-size="12pt" officeooo:paragraph-rsid="0023c7ba" style:font-size-asian="12pt" style:font-size-complex="12pt"/>
    </style:style>
    <style:style style:name="P18" style:family="paragraph" style:parent-style-name="Standard">
      <style:paragraph-properties fo:line-height="150%" fo:text-align="center" style:justify-single-word="false"/>
      <style:text-properties style:font-name="Liberation Serif" fo:font-size="14pt" fo:font-weight="bold" officeooo:paragraph-rsid="00255b0b" style:font-size-asian="14pt" style:font-weight-asian="bold" style:font-size-complex="14pt" style:font-weight-complex="bold"/>
    </style:style>
    <style:style style:name="P19" style:family="paragraph" style:parent-style-name="Standard">
      <style:paragraph-properties fo:line-height="115%"/>
      <style:text-properties officeooo:paragraph-rsid="0023c7ba"/>
    </style:style>
    <style:style style:name="P20" style:family="paragraph" style:parent-style-name="Standard">
      <style:paragraph-properties fo:line-height="115%"/>
      <style:text-properties officeooo:paragraph-rsid="00255b0b"/>
    </style:style>
    <style:style style:name="P21" style:family="paragraph" style:parent-style-name="Standard">
      <style:paragraph-properties fo:line-height="115%" fo:text-align="justify" style:justify-single-word="false"/>
      <style:text-properties officeooo:paragraph-rsid="0023c7ba"/>
    </style:style>
    <style:style style:name="P22" style:family="paragraph" style:parent-style-name="Standard">
      <style:paragraph-properties fo:line-height="115%"/>
      <style:text-properties officeooo:rsid="002433ac" officeooo:paragraph-rsid="002433ac"/>
    </style:style>
    <style:style style:name="P23" style:family="paragraph" style:parent-style-name="Standard">
      <style:paragraph-properties fo:line-height="115%" fo:text-align="justify" style:justify-single-word="false"/>
      <style:text-properties officeooo:rsid="002577b6" officeooo:paragraph-rsid="002577b6"/>
    </style:style>
    <style:style style:name="T1" style:family="text">
      <style:text-properties fo:font-weight="bold" style:font-weight-asian="bold" style:font-weight-complex="bold"/>
    </style:style>
    <style:style style:name="T2" style:family="text">
      <style:text-properties officeooo:rsid="00135b97"/>
    </style:style>
    <style:style style:name="T3" style:family="text">
      <style:text-properties fo:font-weight="normal" style:font-weight-asian="normal" style:font-weight-complex="normal"/>
    </style:style>
    <style:style style:name="T4" style:family="text">
      <style:text-properties fo:font-weight="normal" officeooo:rsid="00135b97" style:font-weight-asian="normal" style:font-weight-complex="normal"/>
    </style:style>
    <style:style style:name="T5" style:family="text">
      <style:text-properties fo:font-weight="normal" officeooo:rsid="001fb076" style:font-weight-asian="normal" style:font-weight-complex="normal"/>
    </style:style>
    <style:style style:name="T6" style:family="text">
      <style:text-properties officeooo:rsid="001fb076"/>
    </style:style>
    <style:style style:name="T7" style:family="text">
      <style:text-properties fo:language="en" fo:country="US"/>
    </style:style>
    <style:style style:name="T8" style:family="text">
      <style:text-properties fo:language="en" fo:country="US" officeooo:rsid="002433ac"/>
    </style:style>
    <style:style style:name="T9" style:family="text">
      <style:text-properties fo:language="en" fo:country="US" officeooo:rsid="00255b0b"/>
    </style:style>
    <style:style style:name="T10" style:family="text">
      <style:text-properties officeooo:rsid="002433ac"/>
    </style:style>
    <style:style style:name="T11" style:family="text">
      <style:text-properties officeooo:rsid="00255b0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Arabambi, Samson Babatunde</text:p>
      <text:p text:style-name="P1"><text:span text:style-name="T1">CONTACT ADDRESS: </text:span><text:span text:style-name="T5">4</text:span><text:span text:style-name="T4">,</text:span> <text:span text:style-name="T6">Olugbogi Street</text:span><text:span text:style-name="T2">, </text:span><text:span text:style-name="T6">NASU HQT</text:span><text:span text:style-name="T2">, </text:span><text:span text:style-name="T6">Bodija, Ibadan,</text:span><text:span text:style-name="T2"> </text:span><text:span text:style-name="T6">Oyo </text:span>State.</text:p>
      <text:p text:style-name="P1"><text:span text:style-name="T1">TELEPHONE NUMBER:</text:span> (+234) 806 744 8847 <text:span text:style-name="T1">Email:</text:span> arababs2015@gmail.com</text:p>
      <text:p text:style-name="P2"><text:span text:style-name="T1">MARITAL STATUS:</text:span> Married <text:span text:style-name="T1">NATIONALITY:</text:span> Nigerian</text:p>
      <text:p text:style-name="P4"><text:span text:style-name="T1">CAREER OBJECTIVE:</text:span> To bring relief to where it is needed in my field and render pharmaceutical health care services to everyone irrespective of their age, status, color, language, religion, etc.</text:p>
      <text:p text:style-name="P4"/>
      <text:p text:style-name="P9">EDUCATIONAL BACKGROUND: </text:p>
      <text:p text:style-name="P4">Bachelor of Pharmacy, Obafemi Awolowo Univeristy, Ile-Ife, Osun State<text:tab/> <text:s text:c="2"/><text:tab/><text:tab/> <text:s text:c="4"/>2009 - 2016</text:p>
      <text:p text:style-name="P7">WORKING EXPERIENCE:</text:p>
      <text:list xml:id="list2668410058" text:style-name="List_20_1">
        <text:list-item>
          <text:p text:style-name="P12">Pharmacy manager, Sandlake Pharmacy, Gbaremu, Ibadan, Oyo state <text:tab/> <text:s text:c="11"/>Dec 2022 – Till date</text:p>
        </text:list-item>
        <text:list-item>
          <text:p text:style-name="P12">Pharmacist, ASEK Pharmacy, Orogun, Ibadan, Oyo state<text:tab/><text:tab/><text:tab/> <text:s text:c="8"/>Aug 2022 – Nov 2022</text:p>
        </text:list-item>
        <text:list-item>
          <text:p text:style-name="P12">Software Developer, HealthStack, Lagos<text:tab/><text:tab/><text:tab/><text:tab/><text:tab/> <text:s text:c="9"/>Jan 2022 – June 2022</text:p>
        </text:list-item>
        <text:list-item>
          <text:p text:style-name="P12">S/Pharmacist, Carehub P’ceutical Solutions, Oke Ado, Ibadan<text:tab/><text:tab/> <text:s text:c="10"/>Jan 2021 – Dec 2021</text:p>
        </text:list-item>
        <text:list-item>
          <text:p text:style-name="P12">Pharmacist, Trevin Pharmacy, Coca-cola, Sango, Ibadan<text:tab/><text:tab/><text:tab/> <text:s text:c="8"/>Aug 2019 – Nov 2019</text:p>
        </text:list-item>
        <text:list-item>
          <text:p text:style-name="P12">Corper Pharmacist, Cottage Hospital, Omadino, Warri, Delta state<text:tab/><text:tab/> <text:s text:c="8"/>Aug 2018 – July 2019</text:p>
        </text:list-item>
      </text:list>
      <text:p text:style-name="P5"><text:tab/>- Filled prescriptions and took Stocks of drugs in the pharmacy</text:p>
      <text:p text:style-name="P5"><text:tab/>- Purchase of Drugs</text:p>
      <text:p text:style-name="P5"><text:tab/>- Received Drugs from the state contributory health scheme</text:p>
      <text:p text:style-name="P5"><text:tab/>- Recorded Free Drugs dispensed to under five and pregnant women for state’s</text:p>
      <text:p text:style-name="P5"><text:tab/> <text:s text:c="2"/>statistics and records</text:p>
      <text:list xml:id="list114901850025930" text:continue-numbering="true" text:style-name="List_20_1">
        <text:list-item>
          <text:p text:style-name="P14">Intern Pharmacist, University College Hospital (UCH), Ibadan<text:tab/><text:tab/> <text:s text:c="21"/>Jan- Dec 2017</text:p>
        </text:list-item>
      </text:list>
      <text:p text:style-name="P5"><text:tab/>- Filled prescriptions and took Stocks of drugs in the pharmacy</text:p>
      <text:p text:style-name="P5"><text:tab/>- Compounded extemporaneous product</text:p>
      <text:p text:style-name="P5"><text:tab/>- Prepared liquid soap and hand sanitizer</text:p>
      <text:p text:style-name="P7">LEADERSHIP EXPERIENCE:</text:p>
      <text:list xml:id="list114902128463532" text:continue-numbering="true" text:style-name="List_20_1">
        <text:list-item>
          <text:p text:style-name="P14"><text:span text:style-name="T3">Chairman, Faculty of Pharmacy Maintenance committee, OAU <text:tab/><text:tab/> <text:s text:c="10"/></text:span>Sep 2015 – Apr 2016</text:p>
        </text:list-item>
      </text:list>
      <text:p text:style-name="P5"><text:tab/>- Fixed the equipment in the library through donations from students</text:p>
      <text:p text:style-name="P5"><text:tab/>- Effective supervision and daily operation of the library</text:p>
      <text:p text:style-name="P5"><text:span text:style-name="T1">SKILLS AND INTERESTS:</text:span> Drugs procurement, Drug price determination, General merchandise</text:p>
      <text:p text:style-name="P5">marketing, Information Technology</text:p>
      <text:p text:style-name="P5"><text:span text:style-name="T1">HOBBIES:</text:span> Reading, Football, Pharmtech</text:p>
      <text:p text:style-name="P5"><text:span text:style-name="T1">REFEREES:</text:span> It will be provided on request.</text:p>
      <text:p text:style-name="P5"/>
      <text:p text:style-name="P5"/>
      <text:p text:style-name="P11"><text:soft-page-break/>Arabambi, Samson Babatunde</text:p>
      <text:p text:style-name="P3"><text:span text:style-name="T1">CONTACT ADDRESS: </text:span><text:span text:style-name="T4">8,</text:span> <text:span text:style-name="T2">C.A.C Street</text:span>, <text:span text:style-name="T2">Demurin Road, Ketu, Lagos</text:span> State.</text:p>
      <text:p text:style-name="P3"><text:span text:style-name="T1">TELEPHONE NUMBER:</text:span> (+234) 806 744 8847 <text:span text:style-name="T1">Email:</text:span> arababs2015@gmail.com</text:p>
      <text:p text:style-name="P3"><text:span text:style-name="T1">MARITAL STATUS:</text:span> Married <text:span text:style-name="T1">NATIONALITY:</text:span> Nigerian</text:p>
      <text:p text:style-name="P6"><text:span text:style-name="T1">CAREER OBJECTIVE:</text:span> To bring relief to where it is needed in my field and render pharmaceutical health care services to everyone irrespective of their age, status, color, language, religion, etc.</text:p>
      <text:p text:style-name="P6"/>
      <text:p text:style-name="P8">EDUCATIONAL BACKGROUND: </text:p>
      <text:p text:style-name="P6">Bachelor of Pharmacy, Obafemi Awolowo Univeristy, Ile-Ife, Osun State <text:s text:c="2"/><text:tab/><text:tab/> <text:s text:c="4"/>2009 - 2016</text:p>
      <text:p text:style-name="P8">WORKING EXPERIENCE:</text:p>
      <text:list xml:id="list114901472649283" text:continue-numbering="true" text:style-name="List_20_1">
        <text:list-item>
          <text:p text:style-name="P13">Pharmacy manager, Sandlake Pharmacy, Gbaremu, Ibadan, Oyo state <text:tab/> <text:s text:c="11"/>Dec 2022 – Till date</text:p>
        </text:list-item>
        <text:list-item>
          <text:p text:style-name="P13">Pharmacist, ASEK Pharmacy, Orogun, Ibadan, Oyo state<text:tab/><text:tab/><text:tab/> <text:s text:c="8"/>Aug 2022 – Nov 2022</text:p>
        </text:list-item>
        <text:list-item>
          <text:p text:style-name="P13">Software Developer, HealthStack, Lagos<text:tab/><text:tab/><text:tab/><text:tab/><text:tab/> <text:s text:c="9"/>Jan 2022 – June 2022</text:p>
        </text:list-item>
        <text:list-item>
          <text:p text:style-name="P13">S/Pharmacist, Carehub P’ceutical Solutions, Oke Ado, Ibadan<text:tab/><text:tab/> <text:s text:c="10"/>Jan 2021 – Dec 2021</text:p>
        </text:list-item>
        <text:list-item>
          <text:p text:style-name="P13">Pharmacist, Trevin Pharmacy, Coca-cola, Sango, Ibadan<text:tab/><text:tab/><text:tab/> <text:s text:c="8"/>Aug 2019 – Nov 2019</text:p>
        </text:list-item>
        <text:list-item>
          <text:p text:style-name="P13">Corper Pharmacist, Cottage Hospital, Omadino, Warri, Delta state<text:tab/><text:tab/> <text:s text:c="8"/>Aug 2018 – July 2019</text:p>
        </text:list-item>
      </text:list>
      <text:p text:style-name="P6"><text:tab/>- Filled prescriptions and took Stocks of drugs in the pharmacy</text:p>
      <text:p text:style-name="P6"><text:tab/>- Purchase of Drugs</text:p>
      <text:p text:style-name="P6"><text:tab/>- Received Drugs from the state contributory health scheme</text:p>
      <text:p text:style-name="P6"><text:tab/>- Recorded Free Drugs dispensed to under five and pregnant women for state’s</text:p>
      <text:p text:style-name="P6"><text:tab/> <text:s text:c="2"/>statistics and records</text:p>
      <text:list xml:id="list114901652304922" text:continue-numbering="true" text:style-name="List_20_1">
        <text:list-item>
          <text:p text:style-name="P15">Intern Pharmacist, University College Hospital (UCH), Ibadan<text:tab/><text:tab/> <text:s text:c="21"/>Jan- Dec 2017</text:p>
        </text:list-item>
      </text:list>
      <text:p text:style-name="P6"><text:tab/>- Filled prescriptions and took Stocks of drugs in the pharmacy</text:p>
      <text:p text:style-name="P6"><text:tab/>- Compounded extemporaneous product</text:p>
      <text:p text:style-name="P6"><text:tab/>- Prepared liquid soap and hand sanitizer</text:p>
      <text:p text:style-name="P8">LEADERSHIP EXPERIENCE:</text:p>
      <text:list xml:id="list114901555426581" text:continue-numbering="true" text:style-name="List_20_1">
        <text:list-item>
          <text:p text:style-name="P15"><text:span text:style-name="T3">Chairman, Faculty of Pharmacy Maintenance committee, OAU <text:tab/><text:tab/> <text:s text:c="10"/></text:span>Sep 2015 – Apr 2016</text:p>
        </text:list-item>
      </text:list>
      <text:p text:style-name="P6"><text:tab/>- Fixed the equipment in the library through donations from students</text:p>
      <text:p text:style-name="P6"><text:tab/>- Effective supervision and daily operation of the library</text:p>
      <text:p text:style-name="P6"><text:span text:style-name="T1">SKILLS AND INTERESTS:</text:span> Drugs procurement, Drug price determination, General merchandise</text:p>
      <text:p text:style-name="P6">marketing, Information Technology</text:p>
      <text:p text:style-name="P6"><text:span text:style-name="T1">HOBBIES:</text:span> Reading, Football, Pharmtech</text:p>
      <text:p text:style-name="P6"><text:span text:style-name="T1">REFEREES:</text:span> It will be provided on request.</text:p>
      <text:p text:style-name="P5"/>
      <text:p text:style-name="P5"/>
      <text:p text:style-name="P5"><text:soft-page-break/></text:p>
      <text:p text:style-name="P18"><text:span text:style-name="T7">Arabambi, Samson Babatunde</text:span></text:p>
      <text:p text:style-name="P18"><text:span text:style-name="T11">Pharmacist</text:span></text:p>
      <text:p text:style-name="P19"><text:bookmark text:name="_GoBack"/><text:span text:style-name="T8">7</text:span><text:span text:style-name="T7">th </text:span><text:span text:style-name="T8">September, </text:span><text:span text:style-name="T7">2</text:span>02<text:span text:style-name="T10">4</text:span><text:span text:style-name="T7">.</text:span></text:p>
      <text:p text:style-name="P19">Human Resource Manager, </text:p>
      <text:p text:style-name="P22">Wellahealth,</text:p>
      <text:p text:style-name="P19">Nigeria<text:span text:style-name="T7">,</text:span></text:p>
      <text:p text:style-name="P19"/>
      <text:p text:style-name="P19">Dear Sir, </text:p>
      <text:p text:style-name="P19"/>
      <text:p text:style-name="P21">As a collaborative and solution-oriented pharmacist, I would like to express my sincere interest in the position of Pharmacy Operations Officer atWellahealth.</text:p>
      <text:p text:style-name="P21"/>
      <text:p text:style-name="P21">As an accomplished and result-oriented professional, I believe my expertise aligns closely with the roles outlined in your advertisement.</text:p>
      <text:p text:style-name="P21"/>
      <text:p text:style-name="P21">With years of clinical experience, my background includes working as a clinician in the retail/community pharmacy world and overseeing a wholesale outlet to achieve the goal of meeting the demands of drug stores in and out of the Oyo state which also contributes to an increase in profit margin. My roles include working as a Superintendent Pharmacist and Pharmacy Manager and an Intern Programmer in a health tech startup.</text:p>
      <text:p text:style-name="P21"/>
      <text:p text:style-name="P21">I also worked in my role as an intern pharmacist at University College Hospital (UCH), where I delivered quality pharmaceutical care services to clients hence improving their health outcomes. These were done through an efficient supply of medicines and client-oriented services to promote appropriate use.</text:p>
      <text:p text:style-name="P21"/>
      <text:p text:style-name="P21">My proven selling skills and efficient communication have helped me a great deal in building a robust customer base at my current place of work which translates to incredible sales every month.</text:p>
      <text:p text:style-name="P21"/>
      <text:p text:style-name="P21">My proven success in human management and patient-oriented goals will help me contribute immensely to your success as a firm.</text:p>
      <text:p text:style-name="P21"/>
      <text:p text:style-name="P21">Thank you for your consideration and favorable response.</text:p>
      <text:p text:style-name="P21">I look forward to hearing from you soon.</text:p>
      <text:p text:style-name="P21"/>
      <text:p text:style-name="P21">Yours Faithfully,</text:p>
      <text:p text:style-name="P23">Arabambi Samson Babatunde.</text:p>
      <text:p text:style-name="P21"/>
      <text:p text:style-name="P21"/>
      <text:p text:style-name="P21"/>
      <text:p text:style-name="P21"/>
      <text:p text:style-name="P19"/>
      <text:p text:style-name="P17"><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676cm" fo:margin-right="1.61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3T16:03:53.723087276</meta:creation-date>
    <dc:date>2024-09-07T11:49:00.975866019</dc:date>
    <meta:editing-duration>PT1H11M10S</meta:editing-duration>
    <meta:editing-cycles>22</meta:editing-cycles>
    <meta:generator>LibreOffice/7.3.7.2$Linux_X86_64 LibreOffice_project/30$Build-2</meta:generator>
    <meta:document-statistic meta:table-count="0" meta:image-count="0" meta:object-count="0" meta:page-count="3" meta:paragraph-count="79" meta:word-count="789" meta:character-count="5560" meta:non-whitespace-character-count="4589"/>
  </office:meta>
</office:document-meta>
</file>